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fff2cc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fff2cc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6" style:family="text">
      <style:text-properties fo:font-variant="normal" fo:text-transform="none" fo:color="#ffd966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6d9eeb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ffe59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Unidad 2 - Tema 3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Colecciones: Vector, List, ArrayList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bjetivos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Aprender a almacenar secuencias de objetos en colecciones </text:span></text:p>
          </draw:text-box>
        </draw:frame>
        <presentation:notes draw:style-name="dp2">
          <draw:page-thumbnail draw:name="Google Shape;57;g27fa006583_0_45:notes" draw:style-name="gr1" draw:layer="layout" svg:width="16.932cm" svg:height="9.524cm" svg:x="1.059cm" svg:y="1.905cm" draw:page-number="2" presentation:class="page"/>
          <draw:frame draw:name="Google Shape;58;g27fa006583_0_4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ecciones - Listas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lecciones - Listas</text:span></text:p>
          </draw:text-box>
        </draw:frame>
        <draw:frame draw:name="Google Shape;67;p15" presentation:style-name="pr5" draw:text-style-name="P8" draw:layer="layout" svg:width="21.097cm" svg:height="1.59cm" svg:x="0.866cm" svg:y="3.201cm" presentation:class="outline" presentation:user-transformed="true">
          <draw:text-box>
            <text:p text:style-name="P7"><text:span text:style-name="T4">Son un conjunto de clases que almacenan secuencias de objetos.</text:span></text:p>
          </draw:text-box>
        </draw:frame>
        <draw:custom-shape draw:name="Google Shape;68;p15" draw:style-name="gr2" draw:text-style-name="P9" draw:layer="layout" svg:width="15.968cm" svg:height="3.198cm" svg:x="3.707cm" svg:y="6.044cm">
          <text:p text:style-name="P5"><text:span text:style-name="T5">java.ut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3" draw:text-style-name="P9" draw:layer="layout" svg:width="2.506cm" svg:height="1.002cm" svg:x="7.734cm" svg:y="7.755cm">
          <text:p text:style-name="P1"><text:span text:style-name="T5">V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9" draw:layer="layout" svg:width="4.03cm" svg:height="1.002cm" svg:x="11.51cm" svg:y="7.755cm">
          <text:p text:style-name="P1"><text:span text:style-name="T5">Array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;g27fa006583_0_55:notes" draw:style-name="gr1" draw:layer="layout" svg:width="16.932cm" svg:height="9.524cm" svg:x="1.059cm" svg:y="1.905cm" draw:page-number="3" presentation:class="page"/>
          <draw:frame draw:name="Google Shape;64;g27fa006583_0_5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rayList&lt;T&gt;" draw:style-name="dp1" draw:master-page-name="TITLE_5f_AND_5f_BODY" presentation:presentation-page-layout-name="AL2T1">
        <draw:frame draw:name="Google Shape;75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rrayList&lt;T&gt;</text:span></text:p>
          </draw:text-box>
        </draw:frame>
        <draw:frame draw:name="Google Shape;76;p16" presentation:style-name="pr5" draw:text-style-name="P8" draw:layer="layout" svg:width="23.667cm" svg:height="5.508cm" svg:x="0.866cm" svg:y="3.201cm" presentation:class="outline" presentation:user-transformed="true">
          <draw:text-box>
            <text:p text:style-name="P10"><text:span text:style-name="T4">Un ArrayList guarda objetos (referencias) de tipo T y crece dinámicamente, sin necesidad de tener que programar operaciones adicionales. </text:span></text:p>
            <text:p text:style-name="P11"><text:span text:style-name="T4">Declaración:</text:span></text:p>
            <text:p text:style-name="P12"><text:span text:style-name="T6">ArrayList&lt;</text:span><text:span text:style-name="T7">String</text:span><text:span text:style-name="T6">&gt; </text:span><text:span text:style-name="T4">lista </text:span><text:span text:style-name="T7">=</text:span><text:span text:style-name="T4"> </text:span><text:span text:style-name="T8">new</text:span><text:span text:style-name="T4"> </text:span><text:span text:style-name="T6">ArrayList</text:span><text:span text:style-name="T4">();</text:span></text:p>
          </draw:text-box>
        </draw:frame>
        <presentation:notes draw:style-name="dp2">
          <draw:page-thumbnail draw:name="Google Shape;72;g27fa006583_0_67:notes" draw:style-name="gr1" draw:layer="layout" svg:width="16.932cm" svg:height="9.524cm" svg:x="1.059cm" svg:y="1.905cm" draw:page-number="4" presentation:class="page"/>
          <draw:frame draw:name="Google Shape;73;g27fa006583_0_6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ertar elementos" draw:style-name="dp1" draw:master-page-name="TITLE_5f_AND_5f_BODY" presentation:presentation-page-layout-name="AL2T1">
        <draw:frame draw:name="Google Shape;81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nsertar elementos</text:span></text:p>
          </draw:text-box>
        </draw:frame>
        <draw:frame draw:name="Google Shape;82;p1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6">ArrayList&lt;</text:span><text:span text:style-name="T7">String</text:span><text:span text:style-name="T6">&gt; </text:span><text:span text:style-name="T4">lista </text:span><text:span text:style-name="T7">=</text:span><text:span text:style-name="T4"> </text:span><text:span text:style-name="T8">new</text:span><text:span text:style-name="T4"> </text:span><text:span text:style-name="T6">ArrayList</text:span><text:span text:style-name="T4">();</text:span></text:p>
            <text:p text:style-name="P11"><text:span text:style-name="T4">lista.</text:span><text:span text:style-name="T9">add(“</text:span><text:span text:style-name="T4">hola</text:span><text:span text:style-name="T9">”)</text:span><text:span text:style-name="T4">; // añade un objeto String al final de la colección</text:span></text:p>
            <text:p text:style-name="P11"><text:span text:style-name="T4">String c = “Saludo”;</text:span></text:p>
            <text:p text:style-name="P11"><text:span text:style-name="T4">lista</text:span><text:span text:style-name="T6">.add(</text:span><text:span text:style-name="T4">c</text:span><text:span text:style-name="T6">)</text:span><text:span text:style-name="T4">;</text:span></text:p>
            <text:p text:style-name="P13"><text:span text:style-name="T4">lista</text:span><text:span text:style-name="T6">.add(</text:span><text:span text:style-name="T7">1</text:span><text:span text:style-name="T4">, “Insertado”</text:span><text:span text:style-name="T6">)</text:span><text:span text:style-name="T4">;</text:span><text:span text:style-name="T4"><text:tab/></text:span><text:span text:style-name="T4">//inserta un elemento en la posición 1 y recorre el resto</text:span></text:p>
          </draw:text-box>
        </draw:frame>
        <presentation:notes draw:style-name="dp2">
          <draw:page-thumbnail draw:name="Google Shape;78;g27fa006583_0_72:notes" draw:style-name="gr1" draw:layer="layout" svg:width="16.932cm" svg:height="9.524cm" svg:x="1.059cm" svg:y="1.905cm" draw:page-number="5" presentation:class="page"/>
          <draw:frame draw:name="Google Shape;79;g27fa006583_0_7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ificar elementos" draw:style-name="dp1" draw:master-page-name="TITLE_5f_AND_5f_BODY" presentation:presentation-page-layout-name="AL2T1">
        <draw:frame draw:name="Google Shape;87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odificar elementos</text:span></text:p>
          </draw:text-box>
        </draw:frame>
        <draw:frame draw:name="Google Shape;88;p18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lista</text:span><text:span text:style-name="T6">.set(</text:span><text:span text:style-name="T7">1</text:span><text:span text:style-name="T4">, ”modificado”);</text:span></text:p>
          </draw:text-box>
        </draw:frame>
        <presentation:notes draw:style-name="dp2">
          <draw:page-thumbnail draw:name="Google Shape;84;g27fa006583_0_77:notes" draw:style-name="gr1" draw:layer="layout" svg:width="16.932cm" svg:height="9.524cm" svg:x="1.059cm" svg:y="1.905cm" draw:page-number="6" presentation:class="page"/>
          <draw:frame draw:name="Google Shape;85;g27fa006583_0_7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iminar elementos" draw:style-name="dp1" draw:master-page-name="TITLE_5f_AND_5f_BODY" presentation:presentation-page-layout-name="AL2T1">
        <draw:frame draw:name="Google Shape;93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liminar elementos</text:span></text:p>
          </draw:text-box>
        </draw:frame>
        <draw:frame draw:name="Google Shape;94;p1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4">lista</text:span><text:span text:style-name="T6">.remove(</text:span><text:span text:style-name="T7">objeto</text:span><text:span text:style-name="T6">)</text:span><text:span text:style-name="T4">;</text:span></text:p>
            <text:p text:style-name="P13"><text:span text:style-name="T4">lista</text:span><text:span text:style-name="T6">.remove(</text:span><text:span text:style-name="T7">1</text:span><text:span text:style-name="T6">)</text:span><text:span text:style-name="T4">; //indice</text:span></text:p>
          </draw:text-box>
        </draw:frame>
        <presentation:notes draw:style-name="dp2">
          <draw:page-thumbnail draw:name="Google Shape;90;g27fa006583_0_82:notes" draw:style-name="gr1" draw:layer="layout" svg:width="16.932cm" svg:height="9.524cm" svg:x="1.059cm" svg:y="1.905cm" draw:page-number="7" presentation:class="page"/>
          <draw:frame draw:name="Google Shape;91;g27fa006583_0_82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bliografía" draw:style-name="dp1" draw:master-page-name="TITLE_5f_AND_5f_BODY" presentation:presentation-page-layout-name="AL2T1">
        <draw:frame draw:name="Google Shape;99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Bibliografía</text:span></text:p>
          </draw:text-box>
        </draw:frame>
        <draw:frame draw:name="Google Shape;100;p20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4">AGUILAR, Luis Joyanes; ZAHONERO MARTÍNEZ, Ignacio. (2008). Estructuras de Datos en Java. España: McGraw-Hill. Pág. 85-87</text:span></text:p>
            <text:p text:style-name="P13"><text:span text:style-name="T4"/></text:p>
          </draw:text-box>
        </draw:frame>
        <presentation:notes draw:style-name="dp2">
          <draw:page-thumbnail draw:name="Google Shape;96;g27fa006583_0_50:notes" draw:style-name="gr1" draw:layer="layout" svg:width="16.932cm" svg:height="9.524cm" svg:x="1.059cm" svg:y="1.905cm" draw:page-number="8" presentation:class="page"/>
          <draw:frame draw:name="Google Shape;97;g27fa006583_0_5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3"/>
    <meta:generator>LibreOfficeDev/6.0.5.2$Linux_X86_64 LibreOffice_project/</meta:generator>
  </office:meta>
</office:document-meta>
</file>